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Quotations">O DPO funciona como uma ponte viva entre três polos críticos: a empresa (controlador/operador), os titulares dos dados e a ANPD. Ele recebe demandas, reclamações ou dúvidas dos titulares e as encaminha internamente, fazendo com que os direitos previstos na lei sejam atendidos. Da parte da empresa, orienta políticas, práticas e medidas de adequação para garantir que o tratamento de dados esteja em conformidade com a LGPD. E quando a ANPD exige relatórios, esclarecimentos ou participa de processos de fiscalização, o DPO atua como interlocutor responsável, fornecendo informações técnicas e organizacionais para demonstrar compliance. Assim, ele ajuda a construir confiança para os titulares, reduz riscos legais para a organização e facilita a comunicação com o órgão regulador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9-30T22:00:13.114000000</meta:creation-date>
    <dc:date>2025-09-30T22:01:08.089000000</dc:date>
    <meta:editing-duration>PT55S</meta:editing-duration>
    <meta:editing-cycles>1</meta:editing-cycles>
    <meta:document-statistic meta:table-count="0" meta:image-count="0" meta:object-count="0" meta:page-count="1" meta:paragraph-count="1" meta:word-count="117" meta:character-count="782" meta:non-whitespace-character-count="666"/>
    <meta:generator>Neat_Office/6.2.8.2$Windows_x86 LibreOffice_project/</meta:generator>
  </office:meta>
</office:document-meta>
</file>